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BundleMessageSource.doGetBundle( String basename , Locale loca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esourceBundleMessageSourc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BundleMessageSource.resolveCode( String code , Locale loca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essageSourceControl.getTimeToLive( String baseName ,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BundleMessageSource.resolveCodeWithoutArguments( String code , Locale loca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sourceBundleMessageSource.getBundleClassLo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BundleMessageSource.setBeanClassLoader(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BundleMessageSource.loadBundle( InputStream input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BundleMessageSource.getMessageFormat( ResourceBundle bundle , String code , Locale loca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ResourceBundleMessageSource.loadBundle( 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ourceControl.newBundle( String baseName , Locale locale , String format , ClassLoader loader , boolean reloa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MessageSourceControl.needsReload( String baseName , Locale locale , String format , ClassLoader loader , ResourceBundle bundle , long loadTi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ssageSourceControl.getFallbackLocale( String baseName , Locale loca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BundleMessageSource.getStringOrNull( ResourceBundle bundle , String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urceBundleMessageSource.ResourceBundleMessag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BundleMessageSource.setBundleClassLoader(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BundleMessageSource.getResourceBundle( String basename , Locale loca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